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627d9" officeooo:paragraph-rsid="001627d9"/>
    </style:style>
    <style:style style:name="P2" style:family="paragraph" style:parent-style-name="Standard">
      <style:paragraph-properties fo:text-align="center" style:justify-single-word="false"/>
      <style:text-properties officeooo:rsid="001627d9" officeooo:paragraph-rsid="001627d9"/>
    </style:style>
    <style:style style:name="P3" style:family="paragraph" style:parent-style-name="Standard">
      <style:paragraph-properties fo:text-align="center" style:justify-single-word="false"/>
      <style:text-properties officeooo:rsid="001627d9" officeooo:paragraph-rsid="001d2aab"/>
    </style:style>
    <style:style style:name="P4" style:family="paragraph" style:parent-style-name="Standard">
      <style:paragraph-properties fo:text-align="justify" style:justify-single-word="false"/>
      <style:text-properties officeooo:rsid="001627d9" officeooo:paragraph-rsid="002754b9"/>
    </style:style>
    <style:style style:name="P5" style:family="paragraph" style:parent-style-name="Standard">
      <style:paragraph-properties fo:text-align="center" style:justify-single-word="false"/>
      <style:text-properties fo:font-weight="bold" officeooo:rsid="001627d9" officeooo:paragraph-rsid="001627d9" style:font-weight-asian="bold" style:font-weight-complex="bold"/>
    </style:style>
    <style:style style:name="P6" style:family="paragraph" style:parent-style-name="Standard">
      <style:paragraph-properties fo:text-align="center" style:justify-single-word="false"/>
      <style:text-properties fo:font-weight="bold" officeooo:rsid="002248fd" officeooo:paragraph-rsid="002248fd" style:font-weight-asian="bold" style:font-weight-complex="bold"/>
    </style:style>
    <style:style style:name="P7" style:family="paragraph" style:parent-style-name="Standard">
      <style:paragraph-properties fo:text-align="justify" style:justify-single-word="false"/>
      <style:text-properties officeooo:paragraph-rsid="0023fd18"/>
    </style:style>
    <style:style style:name="P8" style:family="paragraph" style:parent-style-name="Standard">
      <style:paragraph-properties fo:text-align="justify" style:justify-single-word="false"/>
      <style:text-properties officeooo:rsid="00197025" officeooo:paragraph-rsid="00197025"/>
    </style:style>
    <style:style style:name="P9" style:family="paragraph" style:parent-style-name="Standard">
      <style:paragraph-properties fo:text-align="justify" style:justify-single-word="false"/>
      <style:text-properties officeooo:rsid="00197025" officeooo:paragraph-rsid="002248fd"/>
    </style:style>
    <style:style style:name="P10" style:family="paragraph" style:parent-style-name="Standard">
      <style:paragraph-properties fo:text-align="justify" style:justify-single-word="false"/>
      <style:text-properties fo:font-weight="normal" officeooo:rsid="001e3d95" officeooo:paragraph-rsid="002754b9" style:font-weight-asian="normal" style:font-weight-complex="normal"/>
    </style:style>
    <style:style style:name="P11" style:family="paragraph" style:parent-style-name="Standard">
      <style:paragraph-properties fo:text-align="justify" style:justify-single-word="false"/>
      <style:text-properties fo:font-weight="normal" officeooo:rsid="002754b9" officeooo:paragraph-rsid="002754b9" style:font-weight-asian="normal" style:font-weight-complex="normal"/>
    </style:style>
    <style:style style:name="T1" style:family="text">
      <style:text-properties fo:font-style="italic" officeooo:rsid="001e1af6" style:font-style-asian="italic" style:font-style-complex="italic"/>
    </style:style>
    <style:style style:name="T2" style:family="text">
      <style:text-properties officeooo:rsid="001bd30f"/>
    </style:style>
    <style:style style:name="T3" style:family="text">
      <style:text-properties fo:font-weight="normal" officeooo:rsid="001bd30f" style:font-weight-asian="normal" style:font-weight-complex="normal"/>
    </style:style>
    <style:style style:name="T4" style:family="text">
      <style:text-properties fo:font-weight="normal" officeooo:rsid="002754b9" style:font-weight-asian="normal" style:font-weight-complex="normal"/>
    </style:style>
    <style:style style:name="T5" style:family="text">
      <style:text-properties officeooo:rsid="001e1af6"/>
    </style:style>
    <style:style style:name="T6" style:family="text">
      <style:text-properties fo:font-variant="normal" fo:text-transform="none" fo:color="#000000" style:text-line-through-style="none" style:text-line-through-type="none" style:font-name="Times New Roman" fo:font-size="12pt" fo:font-style="normal" style:text-underline-style="none" fo:font-weight="normal" officeooo:rsid="002248fd" style:text-blinking="false" fo:background-color="transparent" loext:char-shading-value="0"/>
    </style:style>
    <style:style style:name="T7" style:family="text">
      <style:text-properties officeooo:rsid="002754b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p>
      <text:p text:style-name="P1"/>
      <text:p text:style-name="P5">Script<text:span text:style-name="T2">s</text:span> <text:span text:style-name="T7">5</text:span> :</text:p>
      <text:p text:style-name="P6"><text:span text:style-name="T7">5</text:span>_<text:span text:style-name="T7">figures_</text:span>downscal.R</text:p>
      <text:p text:style-name="P3"/>
      <text:p text:style-name="P2">################################################################################</text:p>
      <text:p text:style-name="P2"/>
      <text:p text:style-name="P2"/>
      <text:p text:style-name="P4"><text:span text:style-name="T2">Le</text:span> script<text:span text:style-name="T2"> 5 </text:span><text:span text:style-name="T3">permet de visualiser les </text:span><text:span text:style-name="T4">résultats du dowscaling </text:span><text:span text:style-name="T3">en fonction de l’usage ou non de CloudSat et du type de nuage étudié.</text:span></text:p>
      <text:p text:style-name="P9"/>
      <text:p text:style-name="P9"><text:span text:style-name="T7">Il prend </text:span>en entrée les fichiers <text:span text:style-name="T5">"R2_1000draw_</text:span><text:span text:style-name="T1">CLOUDS_TYPE_with/without</text:span><text:span text:style-name="T5">_CloudSat_</text:span><text:span text:style-name="T1">AREAMONTH7_YEAR</text:span><text:span text:style-name="T5">.rds" , "R2median_</text:span><text:span text:style-name="T1">CLOUDS_TYPE_with/without</text:span><text:span text:style-name="T5">_CloudSat_</text:span><text:span text:style-name="T1">AREAMONTH7_YEAR</text:span><text:span text:style-name="T5">.rds" et "xx_plot_</text:span><text:span text:style-name="T1">CLOUDS_TYPE_with/without</text:span><text:span text:style-name="T5">_CloudSat_</text:span><text:span text:style-name="T1">AREAMONTH7_YEAR</text:span><text:span text:style-name="T5">.rds" obtenus grâce aux scripts 4.</text:span></text:p>
      <text:p text:style-name="P8"/>
      <text:p text:style-name="P7"><text:span text:style-name="T5">Ils donnent en sortie les plots d’importance des variables, </text:span><text:span text:style-name="T6">et </text:span><text:span text:style-name="T5">les fichiers Les fichiers . RDS sont à utiliser dans le script 5 pour faire les graphiques. </text:span></text:p>
      <text:p text:style-name="P8"/>
      <text:p text:style-name="P10">Types de figures réalisées :</text:p>
      <text:p text:style-name="P10"/>
      <text:p text:style-name="P10">1) Scatterplot des R2 de la base <text:span text:style-name="T7">de test</text:span>.</text:p>
      <text:p text:style-name="P11">2) Graphiques des CRPS</text:p>
      <text:p text:style-name="P11">3) Plots des SR, PHASES, RR, RH basse et haute résolutions, URH et mass balance. !!! Ces plots sont effectués sur des tronçons de la série (environ 20 pixels SAPHIR) pour mieux visualiser les donné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9T16:56:44.340663587</meta:creation-date>
    <dc:date>2020-09-29T19:40:11.337453332</dc:date>
    <meta:editing-duration>PT56M42S</meta:editing-duration>
    <meta:editing-cycles>10</meta:editing-cycles>
    <meta:generator>LibreOffice/5.3.6.1$Linux_X86_64 LibreOffice_project/30$Build-1</meta:generator>
    <meta:document-statistic meta:table-count="0" meta:image-count="0" meta:object-count="0" meta:page-count="1" meta:paragraph-count="11" meta:word-count="126" meta:character-count="1029" meta:non-whitespace-character-count="913"/>
  </office:meta>
</office:document-meta>
</file>